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automatic-styles>
    <style:style style:name="P1" style:family="paragraph" style:list-style-name="L1"/>
    <style:style style:name="P2" style:family="paragraph" style:list-style-name="L2"/>
    <style:style style:name="P3" style:family="paragraph" style:list-style-name="L3"/>
    <style:style style:name="P4" style:family="paragraph" style:list-style-name="L4"/>
    <style:style style:name="P5" style:family="paragraph" style:list-style-name="L5"/>
    <style:style style:name="P6" style:family="paragraph" style:list-style-name="L6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ЗаглавиеДокумента">Роли на выступлении</text:p>
      <text:list xml:id="list7173286487689537751" text:style-name="L1">
        <text:list-item>
          <text:p>Рядовой участник</text:p>
        </text:list-item>
        <text:list-item>
          <text:p>Организатор</text:p>
        </text:list-item>
        <text:list-item>
          <text:p>Встречающий</text:p>
        </text:list-item>
        <text:list-item>
          <text:p>Регистратор</text:p>
        </text:list-item>
        <text:list-item>
          <text:p>Старший регистратор</text:p>
        </text:list-item>
        <text:list-item>
          <text:p>Спикер</text:p>
        </text:list-item>
        <text:list-item>
          <text:p>Ассистент спикера</text:p>
        </text:list-item>
        <text:list-item>
          <text:p>Президиум</text:p>
        </text:list-item>
      </text:list>
      <text:p text:style-name="Роль">Рядовой участник</text:p>
      <text:list xml:id="list305680489555380156" text:style-name="L2">
        <text:list-item>
          <text:p>Вовремя появиться на мероприятии</text:p>
        </text:list-item>
        <text:list-item>
          <text:p>Активно участвовать в ходе мероприятия</text:p>
        </text:list-item>
      </text:list>
      <text:p text:style-name="Роль">Организатор</text:p>
      <text:list xml:id="list6879808855149521826" text:style-name="L3">
        <text:list-item>
          <text:p>Убедиться, что участники мероприятия знают о месте и времени проведения и имеют на руках программу и тезисы.</text:p>
        </text:list-item>
        <text:list-item>
          <text:p>Убедиться, что объект готов к проведению мероприятия</text:p>
        </text:list-item>
        <text:list-item>
          <text:p>Начать мероприятие строго во время, определенное регламентом.</text:p>
        </text:list-item>
        <text:list-item>
          <text:p>Четко сформулировать в начале тему мероприятия секции; объявлять докладчиков и тему каждого выступления.</text:p>
        </text:list-item>
        <text:list-item>
          <text:p>Поддерживать дискуссию в рамках вопросов, поднятых в докладах, не позволять участникам дискуссии и тем, кто задает вопросы, уходить слишком далеко в сторону от темы.</text:p>
        </text:list-item>
        <text:list-item>
          <text:p>Следить за соблюдением регламента, тактично ограничивать слишком говорливых участников дискуссии и докладчиков. В частности, необходимо предупреждать докладчиков за 1-2 минуты до окончания отведенного им времени.</text:p>
        </text:list-item>
        <text:list-item>
          <text:p>Поддерживать и провоцировать дискуссию, обращая внимание на те элементы докладов и выступлений, которые могут вызвать возражения. Фиксировать для себя наиболее интересные дискуссионные вопросы, возможные выводы и рекомендации по обсуждаемым темам и по организации конференции.</text:p>
        </text:list-item>
        <text:list-item>
          <text:p>В конце мероприятия организатору целесообразно выступить с кратким резюме по итогам мероприятия (не более 5 минут), в котором необходимо: </text:p>
          <text:list>
            <text:list-item>
              <text:p><text:soft-page-break/>отметить общий успех (или неуспех); </text:p>
            </text:list-item>
            <text:list-item>
              <text:p>напомнить участникам наиболее острые дискуссионные вопросы и подходы к их решению, высказанные на мероприятии; </text:p>
            </text:list-item>
            <text:list-item>
              <text:p>внести предложения по дальнейшему изучению данной проблематики, которые вытекали из обсуждения на мероприятии </text:p>
            </text:list-item>
          </text:list>
        </text:list-item>
      </text:list>
      <text:p text:style-name="Роль">Встречающий</text:p>
      <text:list xml:id="list8028293731178515572" text:style-name="L4">
        <text:list-item>
          <text:p>Должны стоять у входа и встречать приходящих участников</text:p>
        </text:list-item>
        <text:list-item>
          <text:p>Быть максимально вежливыми, тактичными, учтивыми, дружелюбными</text:p>
        </text:list-item>
        <text:list-item>
          <text:p>Первыми отвечать на вопросы, которых участник ещё не задал, но задаст</text:p>
        </text:list-item>
        <text:list-item>
          <text:p>Рассказать где всё находится (уборная в том числе)</text:p>
        </text:list-item>
        <text:list-item>
          <text:p>Проводить участника к стойке регистрации</text:p>
        </text:list-item>
      </text:list>
      <text:p text:style-name="Роль">Регистратор</text:p>
      <text:list xml:id="list1616381856165570484" text:style-name="L5">
        <text:list-item>
          <text:p>Проводит процесс регистрации по чек-листу</text:p>
        </text:list-item>
        <text:list-item>
          <text:p>Поддерживает за столом идеальный порядок</text:p>
        </text:list-item>
        <text:list-item>
          <text:p>Во время регистрации за столом стоит, садится только после начала мероприятия</text:p>
        </text:list-item>
        <text:list-item>
          <text:p>В случае внештатной ситуации провожает участника столу старшего регистратора </text:p>
        </text:list-item>
      </text:list>
      <text:p text:style-name="Роль">Старший регистратор</text:p>
      <text:list xml:id="list63508251" text:continue-numbering="true" text:style-name="L5">
        <text:list-item>
          <text:p>Поддерживает за столом идеальный порядок</text:p>
        </text:list-item>
        <text:list-item>
          <text:p>Во время регистрации за столом стоит, садится только после начала мероприятия</text:p>
        </text:list-item>
        <text:list-item>
          <text:p>В случае внештатной ситуации принимает участника от регистратора</text:p>
        </text:list-item>
      </text:list>
      <text:p text:style-name="Роль">Спикер</text:p>
      <text:list xml:id="list1798710670" text:continue-numbering="true" text:style-name="L5">
        <text:list-item>
          <text:p>Проводит презентацию</text:p>
        </text:list-item>
        <text:list-item>
          <text:p>Увлекает слушателей</text:p>
        </text:list-item>
      </text:list>
      <text:p text:style-name="Роль">Ассистент спикера</text:p>
      <text:list xml:id="list1434850356" text:continue-numbering="true" text:style-name="L5">
        <text:list-item>
          <text:p>Необязательный элемент мероприятия</text:p>
        </text:list-item>
        <text:list-item>
          <text:p>Помогает проводить презентацию (переключает слайды и тд.)</text:p>
        </text:list-item>
      </text:list>
      <text:p text:style-name="Роль"><text:soft-page-break/>Президиум</text:p>
      <text:list xml:id="list2654182778321716065" text:style-name="L6">
        <text:list-item>
          <text:p>Почётные гости на мероприятии</text:p>
        </text:list-item>
      </text:list>
      <text:list xml:id="list1596467838" text:continue-list="list1434850356" text:style-name="L5">
        <text:list-item>
          <text:p>Слушают выступления спикеров и производят их оценку</text:p>
        </text:list-item>
        <text:list-item>
          <text:p>Дают оценку мероприятия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ru" fo:country="RU" style:letter-kerning="true" style:font-name-asian="Noto Sans CJK SC Thin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 Thin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ЗаглавиеДокумента" style:family="paragraph" style:parent-style-name="Heading_20_1" style:default-outline-level="" style:list-style-name="" style:class="text" style:master-page-name="">
      <style:paragraph-properties fo:margin-top="0.42cm" fo:margin-bottom="0.3cm" fo:text-align="center" style:justify-single-word="false" style:page-number="auto" fo:background-color="transparent">
        <style:tab-stops/>
        <style:background-image/>
      </style:paragraph-properties>
      <style:text-properties fo:color="#000000" fo:font-size="18pt"/>
    </style:style>
    <style:style style:name="ТекстДокумента" style:family="paragraph" style:parent-style-name="Text_20_body" style:class="text" style:master-page-name="">
      <style:paragraph-properties fo:margin-top="0cm" fo:margin-bottom="0.199cm" style:line-height-at-least="0cm" style:page-number="auto" fo:background-color="transparent" style:shadow="none">
        <style:tab-stops/>
        <style:background-image/>
      </style:paragraph-properties>
      <style:text-properties fo:color="#000000" fo:font-size="14pt" style:font-weight-asian="normal"/>
    </style:style>
    <style:style style:name="Роль" style:family="paragraph" style:parent-style-name="Heading_20_2" style:default-outline-level="" style:list-style-name="" style:class="text">
      <style:text-properties fo:color="#000000" fo:font-size="16pt" fo:font-style="normal" fo:font-weight="bold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16T19:35:00</meta:creation-date>
    <dc:date>2020-11-26T09:46:24</dc:date>
    <meta:editing-duration>PT42M31S</meta:editing-duration>
    <meta:editing-cycles>6</meta:editing-cycles>
    <meta:generator>OpenOffice/4.1.7$Unix OpenOffice.org_project/417m1$Build-9800</meta:generator>
    <meta:document-statistic meta:table-count="0" meta:image-count="0" meta:object-count="0" meta:page-count="3" meta:paragraph-count="49" meta:word-count="372" meta:character-count="2635"/>
  </office:meta>
</office:document-meta>
</file>